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ieght</text:p>
          </table:table-cell>
          <table:table-cell office:value-type="string" calcext:value-type="string">
            <text:p>Circumstance of Head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12] ; [.$A$2:.$A$12])" office:value-type="float" office:value="0.830053524757437" calcext:value-type="float">
            <text:p>0.8300535247574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12] ; [.$A$2:.$A$12])" office:value-type="float" office:value="0.0953841948867728" calcext:value-type="float">
            <text:p>0.0953841948867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12] ; [.$A$2:.$A$12])" office:value-type="float" office:value="0.182732447817837" calcext:value-type="float">
            <text:p>0.18273244781783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12] ; [.$A$2:.$A$12])" office:value-type="float" office:value="12.4931688804554" calcext:value-type="float">
            <text:p>12.49316888045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17.3" calcext:value-type="float">
            <text:p>17.3</text:p>
          </table:table-cell>
          <table:table-cell/>
          <table:table-cell table:formula="of:=INDEX([.$A$2:.$A$12]; 1; 1)" office:value-type="float" office:value="27.75" calcext:value-type="float">
            <text:p>27.75</text:p>
          </table:table-cell>
          <table:table-cell table:formula="of:=[.$E$7] * [.$D$10] + [.$E$8]" office:value-type="float" office:value="17.5639943074004" calcext:value-type="float">
            <text:p>17.5639943074004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17.5" calcext:value-type="float">
            <text:p>17.5</text:p>
          </table:table-cell>
          <table:table-cell/>
          <table:table-cell table:formula="of:=INDEX([.$A$2:.$A$12]; 2; 1)" office:value-type="float" office:value="24.5" calcext:value-type="float">
            <text:p>24.5</text:p>
          </table:table-cell>
          <table:table-cell table:formula="of:=[.$E$7] * [.$D$11] + [.$E$8]" office:value-type="float" office:value="16.9701138519924" calcext:value-type="float">
            <text:p>16.970113851992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/>
          <table:table-cell table:formula="of:=INDEX([.$A$2:.$A$12]; 3; 1)" office:value-type="float" office:value="25.5" calcext:value-type="float">
            <text:p>25.5</text:p>
          </table:table-cell>
          <table:table-cell table:formula="of:=[.$E$7] * [.$D$12] + [.$E$8]" office:value-type="float" office:value="17.1528462998103" calcext:value-type="float">
            <text:p>17.1528462998103</text:p>
          </table:table-cell>
        </table:table-row>
        <table:table-row table:style-name="ro1">
          <table:table-cell table:number-columns-repeated="3"/>
          <table:table-cell table:formula="of:=INDEX([.$A$2:.$A$12]; 4; 1)" office:value-type="float" office:value="26" calcext:value-type="float">
            <text:p>26</text:p>
          </table:table-cell>
          <table:table-cell table:formula="of:=[.$E$7] * [.$D$13] + [.$E$8]" office:value-type="float" office:value="17.2442125237192" calcext:value-type="float">
            <text:p>17.2442125237192</text:p>
          </table:table-cell>
        </table:table-row>
        <table:table-row table:style-name="ro1">
          <table:table-cell table:number-columns-repeated="3"/>
          <table:table-cell table:formula="of:=INDEX([.$A$2:.$A$12]; 5; 1)" office:value-type="float" office:value="25" calcext:value-type="float">
            <text:p>25</text:p>
          </table:table-cell>
          <table:table-cell table:formula="of:=[.$E$7] * [.$D$14] + [.$E$8]" office:value-type="float" office:value="17.0614800759013" calcext:value-type="float">
            <text:p>17.0614800759013</text:p>
          </table:table-cell>
        </table:table-row>
        <table:table-row table:style-name="ro1">
          <table:table-cell table:number-columns-repeated="3"/>
          <table:table-cell table:formula="of:=INDEX([.$A$2:.$A$12]; 6; 1)" office:value-type="float" office:value="27.75" calcext:value-type="float">
            <text:p>27.75</text:p>
          </table:table-cell>
          <table:table-cell table:formula="of:=[.$E$7] * [.$D$15] + [.$E$8]" office:value-type="float" office:value="17.5639943074004" calcext:value-type="float">
            <text:p>17.5639943074004</text:p>
          </table:table-cell>
        </table:table-row>
        <table:table-row table:style-name="ro1">
          <table:table-cell table:number-columns-repeated="3"/>
          <table:table-cell table:formula="of:=INDEX([.$A$2:.$A$12]; 7; 1)" office:value-type="float" office:value="26.5" calcext:value-type="float">
            <text:p>26.5</text:p>
          </table:table-cell>
          <table:table-cell table:formula="of:=[.$E$7] * [.$D$16] + [.$E$8]" office:value-type="float" office:value="17.3355787476281" calcext:value-type="float">
            <text:p>17.335578747628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olumn 1</text:span></text:p>
          </table:table-cell>
          <table:table-cell/>
          <table:table-cell table:formula="of:=INDEX([.$A$2:.$A$12]; 8; 1)" office:value-type="float" office:value="27" calcext:value-type="float">
            <text:p>27</text:p>
          </table:table-cell>
          <table:table-cell table:formula="of:=[.$E$7] * [.$D$17] + [.$E$8]" office:value-type="float" office:value="17.426944971537" calcext:value-type="float">
            <text:p>17.42694497153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A$2:.$A$12])" office:value-type="float" office:value="26.4545454545455" calcext:value-type="float">
            <text:p>26.4545454545455</text:p>
          </table:table-cell>
          <table:table-cell/>
          <table:table-cell table:formula="of:=INDEX([.$A$2:.$A$12]; 9; 1)" office:value-type="float" office:value="26.75" calcext:value-type="float">
            <text:p>26.75</text:p>
          </table:table-cell>
          <table:table-cell table:formula="of:=[.$E$7] * [.$D$18] + [.$E$8]" office:value-type="float" office:value="17.3812618595825" calcext:value-type="float">
            <text:p>17.3812618595825</text:p>
          </table:table-cell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A$2:.$A$12])/COUNT([.$A$2:.$A$12]))" office:value-type="float" office:value="0.329976207506937" calcext:value-type="float">
            <text:p>0.329976207506937</text:p>
          </table:table-cell>
          <table:table-cell/>
          <table:table-cell table:formula="of:=INDEX([.$A$2:.$A$12]; 10; 1)" office:value-type="float" office:value="26.75" calcext:value-type="float">
            <text:p>26.75</text:p>
          </table:table-cell>
          <table:table-cell table:formula="of:=[.$E$7] * [.$D$19] + [.$E$8]" office:value-type="float" office:value="17.3812618595825" calcext:value-type="float">
            <text:p>17.3812618595825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A$2:.$A$12])" office:value-type="float" office:value="26.75" calcext:value-type="float">
            <text:p>26.75</text:p>
          </table:table-cell>
          <table:table-cell/>
          <table:table-cell table:formula="of:=INDEX([.$A$2:.$A$12]; 11; 1)" office:value-type="float" office:value="27.5" calcext:value-type="float">
            <text:p>27.5</text:p>
          </table:table-cell>
          <table:table-cell table:formula="of:=[.$E$7] * [.$D$20] + [.$E$8]" office:value-type="float" office:value="17.5183111954459" calcext:value-type="float">
            <text:p>17.518311195445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A$2:.$A$12])" office:value-type="float" office:value="26.75" calcext:value-type="float">
            <text:p>26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 Quartile </text:p>
          </table:table-cell>
          <table:table-cell table:formula="of:=QUARTILE([.$A$2:.$A$12]; 1)" office:value-type="float" office:value="25.75" calcext:value-type="float">
            <text:p>25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 Quartile</text:p>
          </table:table-cell>
          <table:table-cell table:formula="of:=QUARTILE([.$A$2:.$A$12]; 3)" office:value-type="float" office:value="27.25" calcext:value-type="float">
            <text:p>2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A$2:.$A$12])" office:value-type="float" office:value="1.19772727272727" calcext:value-type="float">
            <text:p>1.197727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A$2:.$A$12])" office:value-type="float" office:value="1.09440727004497" calcext:value-type="float">
            <text:p>1.09440727004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A$2:.$A$12])" office:value-type="float" office:value="-0.732151065727146" calcext:value-type="float">
            <text:p>-0.732151065727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A$2:.$A$12])" office:value-type="float" office:value="-0.541104307790472" calcext:value-type="float">
            <text:p>-0.541104307790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A$2:.$A$12])-MIN([.$A$2:.$A$12])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A$2:.$A$12])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A$2:.$A$12])" office:value-type="float" office:value="27.75" calcext:value-type="float">
            <text:p>27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A$2:.$A$12]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A$2:.$A$12])" office:value-type="float" office:value="11" calcext:value-type="float">
            <text:p>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09:33:48.349000000</meta:creation-date>
    <dc:date>2019-12-19T09:48:07.946000000</dc:date>
    <meta:editing-duration>PT3M48S</meta:editing-duration>
    <meta:editing-cycles>1</meta:editing-cycles>
    <meta:document-statistic meta:table-count="1" meta:cell-count="88" meta:object-count="0"/>
    <meta:generator>LibreOffice/6.1.2.1$Windows_X86_64 LibreOffice_project/65905a128db06ba48db947242809d14d3f9a93fe</meta:generator>
  </office:meta>
</office:document-meta>
</file>